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4.445cm" svg:x="5.08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4.141cm" svg:height="3.107cm" svg:x="10.477cm" svg:y="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5.079cm" svg:height="3.81cm" svg:x="0.116cm" svg:y="5.3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4.982cm" svg:height="4.441cm" svg:x="4.40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5.118cm" svg:height="4.197cm" svg:x="9.487cm" svg:y="5.3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2.857cm" svg:height="0.662cm" svg:x="1.27cm" svg:y="4.1cm">
          <draw:text-box>
            <text:p><text:span text:style-name="T1">Líneas</text:span></text:p>
          </draw:text-box>
        </draw:frame>
        <draw:frame draw:style-name="gr2" draw:text-style-name="P2" draw:layer="layout" svg:width="2.857cm" svg:height="0.662cm" svg:x="6.35cm" svg:y="4.127cm">
          <draw:text-box>
            <text:p><text:span text:style-name="T1"><text:s/></text:span><text:span text:style-name="T1">Barras</text:span></text:p>
          </draw:text-box>
        </draw:frame>
        <draw:frame draw:style-name="gr2" draw:text-style-name="P2" draw:layer="layout" svg:width="2.857cm" svg:height="0.662cm" svg:x="10.795cm" svg:y="4.127cm">
          <draw:text-box>
            <text:p><text:span text:style-name="T1"><text:s text:c="6"/></text:span><text:span text:style-name="T1">Area</text:span></text:p>
          </draw:text-box>
        </draw:frame>
        <draw:frame draw:style-name="gr2" draw:text-style-name="P2" draw:layer="layout" svg:width="2.857cm" svg:height="0.662cm" svg:x="0.952cm" svg:y="9.525cm">
          <draw:text-box>
            <text:p><text:span text:style-name="T1"><text:s text:c="7"/></text:span><text:span text:style-name="T1">Pastel</text:span></text:p>
          </draw:text-box>
        </draw:frame>
        <draw:frame draw:style-name="gr2" draw:text-style-name="P2" draw:layer="layout" svg:width="2.857cm" svg:height="0.662cm" svg:x="5.715cm" svg:y="9.498cm">
          <draw:text-box>
            <text:p><text:span text:style-name="T1"><text:s text:c="4"/></text:span><text:span text:style-name="T1">Net</text:span></text:p>
          </draw:text-box>
        </draw:frame>
        <draw:frame draw:style-name="gr2" draw:text-style-name="P2" draw:layer="layout" svg:width="2.857cm" svg:height="0.662cm" svg:x="11.112cm" svg:y="9.498cm">
          <draw:text-box>
            <text:p><text:span text:style-name="T1">Burbujas</text:span></text:p>
          </draw:text-box>
        </draw:frame>
        <draw:frame draw:style-name="gr1" draw:text-style-name="P1" draw:layer="layout" svg:width="4.892cm" svg:height="3.027cm" svg:x="0cm" svg:y="0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5T16:18:00.253340611</meta:creation-date>
    <dc:date>2022-08-19T18:05:14.602506629</dc:date>
    <meta:editing-duration>PT15M25S</meta:editing-duration>
    <meta:editing-cycles>5</meta:editing-cycles>
    <meta:generator>LibreOffice/7.0.4.2$Linux_X86_64 LibreOffice_project/00$Build-2</meta:generator>
    <meta:document-statistic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081cm" svg:height="4.446cm" xlink:href="." xlink:type="simple" chart:class="chart:bar" chart:style-name="ch1">
        <chart:plot-area chart:style-name="ch2" chart:data-source-has-labels="both" svg:x="-0.354cm" svg:y="-0.039cm" svg:width="5.252cm" svg:height="3.142cm">
          <chart:coordinate-region svg:x="0.267cm" svg:y="0.16cm" svg:width="4.631cm" svg:height="2.74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3"/>
            <chart:data-point chart:style-name="ch8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893cm" svg:height="3.028cm" xlink:href="." xlink:type="simple" chart:class="chart:line" chart:style-name="ch1">
        <chart:plot-area chart:style-name="ch2" chart:data-source-has-labels="both" svg:x="-0.119cm" svg:y="0.004cm" svg:width="4.873cm" svg:height="3.018cm">
          <chart:coordinate-region svg:x="0.502cm" svg:y="0.203cm" svg:width="4.252cm" svg:height="2.6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C$2:.$C$5" chart:label-cell-address="local-table.$C$1" chart:class="chart:line">
            <chart:data-point chart:repeated="4"/>
          </chart:series>
          <chart:series chart:style-name="ch8" chart:values-cell-range-address="local-table.$D$2:.$D$5" chart:label-cell-address="local-table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142cm" svg:height="3.108cm" xlink:href="." xlink:type="simple" chart:class="chart:area" chart:style-name="ch1">
        <chart:plot-area chart:style-name="ch2" chart:data-source-has-labels="both" svg:x="0.082cm" svg:y="0.062cm" svg:width="3.978cm" svg:height="2.984cm">
          <chart:coordinate-region svg:x="0.703cm" svg:y="0.262cm" svg:width="3.357cm" svg:height="2.58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area">
            <chart:data-point chart:repeated="4"/>
          </chart:series>
          <chart:series chart:style-name="ch7" chart:values-cell-range-address="local-table.$C$2:.$C$5" chart:label-cell-address="local-table.$C$1" chart:class="chart:area">
            <chart:data-point chart:repeated="4"/>
          </chart:series>
          <chart:series chart:style-name="ch8" chart:values-cell-range-address="local-table.$D$2:.$D$5" chart:label-cell-address="local-table.$D$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right-angled-axes="true"/>
    </style:style>
    <style:style style:name="ch3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.08cm" svg:height="3.811cm" xlink:href="." xlink:type="simple" chart:class="chart:circle" chart:style-name="ch1">
        <chart:plot-area chart:style-name="ch2" chart:data-source-has-labels="both" svg:x="0.547cm" svg:y="0.135cm" svg:width="3.67cm" svg:height="3.671cm">
          <chart:coordinate-region svg:x="0cm" svg:y="0.136cm" svg:width="4.764cm" svg:height="3.6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5" chart:label-cell-address="local-table.$D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983cm" svg:height="4.442cm" xlink:href="." xlink:type="simple" chart:class="chart:radar" chart:style-name="ch1">
        <chart:plot-area chart:style-name="ch2" chart:data-source-has-labels="both" svg:x="0.099cm" svg:y="0.088cm" svg:width="4.785cm" svg:height="4.266cm">
          <chart:coordinate-region svg:x="0.458cm" svg:y="0.287cm" svg:width="4.067cm" svg:height="4.06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radar">
            <chart:data-point chart:repeated="4"/>
          </chart:series>
          <chart:series chart:style-name="ch7" chart:values-cell-range-address="local-table.$C$2:.$C$5" chart:label-cell-address="local-table.$C$1" chart:class="chart:radar">
            <chart:data-point chart:repeated="4"/>
          </chart:series>
          <chart:series chart:style-name="ch8" chart:values-cell-range-address="local-table.$D$2:.$D$5" chart:label-cell-address="local-table.$D$1" chart:class="chart:rad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19cm" svg:height="4.198cm" xlink:href="." xlink:type="simple" chart:class="chart:bubble" chart:style-name="ch1">
        <chart:plot-area chart:style-name="ch2" chart:data-source-has-labels="both" svg:x="0.102cm" svg:y="0.083cm" svg:width="4.915cm" svg:height="4.032cm">
          <chart:coordinate-region svg:x="0.538cm" svg:y="0.283cm" svg:width="4.054cm" svg:height="3.185cm"/>
          <chart:axis chart:dimension="x" chart:name="primary-x" chart:style-name="ch3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bubble">
            <chart:domain table:cell-range-address="local-table.$B$2:.$B$5"/>
            <chart:data-point chart:repeated="4"/>
          </chart:series>
          <chart:series chart:style-name="ch7" chart:values-cell-range-address="local-table.$D$2:.$D$5" chart:label-cell-address="local-table.$D$1" chart:class="chart:bubbl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